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another question occupied her mind: had she finally lost it and started hallucinating you, or… <text:span text:style-name="T1">No, this is probably reality.</text:span> So, she got back to wondering.</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you looked her dead in the eye, “let’s make a group, you and me.”</text:p>
      <text:p text:style-name="Normal">“…Huh?!”</text:p>
      <text:p text:style-name="Normal"><text:span text:style-name="T1">Huh?! W-wait! No! I can’t! I’m not ready!! W-we’ve never even shook hands yet…!! <text:s text:c="1"/></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text:span text:style-name="T1">“Ouch…” It hurts…!</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 want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ly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procured herself some. She got around doing just that, and thankfully there was some pudding left in the kitchen. </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text:span></text:p>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most of the way. <text:span text:style-name="T1">Right… </text:span>That was how you first met.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and found out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few seconds, at the end of which you sighed, in relief.</text:p>
      <text:p text:style-name="Normal">“Didn’t know you could teleport. Take me away with you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yes,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like tha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on those kinds of things.”</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I feel like my parents would kill me if I don’t go to school.”</text:p>
      <text:p text:style-name="Normal">“In that case…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When was the last time she’d played make-believe? Had anyone asked her now, she would have answered something along the lines of “dunno, a long time ago?” Much to her amusement though, were she asked the same question thirty minutes from now, she would have answered “about thirty minutes ago.”</text:p>
      <text:p text:style-name="Normal">The school counted two main buildings. Incidentally, a few floors in the older building went unused for most of the day. In her opinion, that was a real waste of precious space.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half-closed the door behind her. Not thirty seconds later, the janitor whistled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and as she approached a door you asked:</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ong table in the middle and a few chairs around it. There was a large bookshelf in the back, and it was full to the brim with books neatly organised by size, colour and genre. There was also a lone desk and chair by a window, and you probably didn’t need to wonder whose it was. Its owner nonchalantly laid her backpack there, opened the window and stretched with a yawn before relaxing in her seat. A cool wind blew in, and the curtains fluttered in its wake.</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maybe you’re a better wizard than I gave you credit for.”</text:p>
      <text:p text:style-name="Normal">Needless to say, “hehehe~,” she was delighted, and it was written all over her smug face.</text:p>
      <text:p text:style-name="Normal">“I’m curious though, how did you learn of this place?”</text:p>
      <text:p text:style-name="Normal">“Hm? Because I’m part of the literature club of course.”</text:p>
      <text:p text:style-name="Normal">“Huh?” You drew back in shock.</text:p>
      <text:p text:style-name="Normal">“Huh?” <text:span text:style-name="T1">Why are you shocked?</text:span></text:p>
      <text:p text:style-name="Normal">“Ah, sorry, it’s just... that you of all people would ever join a club...”</text:p>
      <text:p text:style-name="Normal">Her heart went <text:span text:style-name="T1">Hmph! </text:span>(¬`‸´¬) but she knew where you where coming from, so she simply resigned herself to explaining.</text:p>
      <text:p text:style-name="Normal">“Sigh... Well, yeah, it doesn’t fit my image at all, does it?” You nodded enthusiastically —<text:span text:style-name="T1">why the enthusiasm?!</text:span>— and she continued, “Truth is, I didn’t really want to join either. It’s just, since my parents are never home, they wanted me to join a club so that... I guess, at least I have something to do, and it decreases the chances of me accidentally setting the house on fire while they’re gone?”</text:p>
      <text:p text:style-name="Normal">“... Have you ever set the house on fire?”</text:p>
      <text:p text:style-name="Normal">“N...o...? Not that I remember. Oh, but I did set a frying pan on fire once when I tried cooking something. Fortunately mom was home back then.”</text:p>
      <text:p text:style-name="Normal">“Somehow I can picture that,” you chuckled.</text:p>
      <text:p text:style-name="Normal">She wasn’t particularly proud of that episode so “anyway,” opted to change topics, “I didn’t actually have to pick the literature club, whichever I went with was fine. Besides, I was curious what it was like being in a club. Only, I didn’t exactly want the pressure of being in a volley team or anything, and in my mind the literature club was the one that required the least effort, so here I am.”</text:p>
      <text:p text:style-name="Normal">“That’s... I’m curious too. I want to know what it’s like, being in a club,” you were looking up at the ceiling as you spoke. “But I have to say, between what you just said and our little adventure earlier, you’re a lot more daring than I first thought. And... this is a wild guess, but you’re probably more courageous than you think.” You paused for a second. “At least, in my eyes, you are courageous.”</text:p>
      <text:p text:style-name="Normal">“... Eh?” Old selves die hard, and your abrupt compliment made her brain lag. <text:span text:style-name="T1">Ah- huh? Eh? W-why did you say that all of a sudden? What do I say? What do I do? </text:span>Not finding an answer to any of these questions, she could only twiddle her own thumbs in embarrassment.</text:p>
      <text:p text:style-name="Normal">At the same time though, she was smiling. The more she thought about your words, the more they resonated with her.</text:p>
      <text:p text:style-name="Normal">“Thanks a lot.” In all likelihood, she’d given them a lot more significance than you had, and that was okay. Little did she know, however, you weren’t quite done with your verbal assault:</text:p>
      <text:p text:style-name="Normal">“I don’t know if anyone ever told you, but you’re really cute when you get flustered like that.”</text:p>
      <text:p text:style-name="Normal">“...”</text:p>
      <text:p text:style-name="Normal"><text:span text:style-name="T1">...</text:span></text:p>
      <text:p text:style-name="Normal"><text:span text:style-name="T1">...</text:span></text:p>
      <text:p text:style-name="Normal">Her brain ceased functioning altogether.</text:p>
      <text:p text:style-name="Normal"><text:span text:style-name="T1">...</text:span></text:p>
      <text:p text:style-name="Normal"><text:span text:style-name="T1">...</text:span></text:p>
      <text:p text:style-name="Normal"><text:span text:style-name="T1">... Ah... I see... I’m imagining things again... And yet, you look so real... Sigh... Let’s enjoy it while it lasts...</text:span></text:p>
      <text:p text:style-name="Normal">“Sorry, what were you saying?”</text:p>
      <text:p text:style-name="Normal">Later on, she would come to believe that you’d probably figured out just how weak she was to compliments, and found the situation very amusing, otherwise you wouldn’t have had such a cheeky grin as you answered</text:p>
      <text:p text:style-name="Normal">“Oh, nothing, I was just saying that you’re really cute.”</text:p>
      <text:p text:style-name="Normal">Whether it was divine intervention, the spirits of her ancestors or very the hands of Destiny itself slapping her in the face, half-way through your sentence she snapped out of it.</text:p>
      <text:p text:style-name="Normal">“Æh?”</text:p>
      <text:p text:style-name="Normal">As the universe conspired to make her hear your words, her cheeks flushed bright red, her vision became blurry, her head filled with fog that was probably coming out of her ears as steam, and she did her best to hide behind her backpack. Had she been a dog, her tail would be wagging furiously right now. She was happy as a puppy, but for some reason she was also upset at you. Maybe she’d sensed you’d done it on purpose?</text:p>
      <text:p text:style-name="Normal">In any case, she stayed like that for a while, occasionally shaking her backpack or making small “Hmm!!!” noises. When at last she did sulkily come out of her shell, she found you, looking satisfied with yourself, reading that book again. And as you noticed her,</text:p>
      <text:p text:style-name="Normal">“Hey~!” you smiled.</text:p>
      <text:p text:style-name="Normal"><text:span text:style-name="T1">Unforgivable! </text:span>She herself wasn’t sure what was unforgivable, but at any rate you couldn’t be forgiven.</text:p>
      <text:p text:style-name="Normal">Anyway, about five minutes later she forgave you and tried making small talk, asking about the story in your book. Just like that, things went back to normal between you and, until far-away bells rang lunch break, together, the two you flew through time, caring and talking about nothing in particular.</text:p>
      <text:p text:style-name="Normal"/>
      <text:p text:style-name="P1">••• •••</text:p>
      <text:p text:style-name="P1"/>
      <text:p text:style-name="Normal">For the first time in forever, she was on her own again. <text:span text:style-name="T1">I guess not all forevers are equal, this one went by in the blink of an eye. </text:span>Why did the exact same amount of it feel so much longer during lessons?</text:p>
      <text:p text:style-name="Normal">“That’s really unfair of you, Mr Reality. If anything, it should be the other way around.”</text:p>
      <text:p text:style-name="Normal">Since it seemed to have been listening to her lately, she figured she’d try voicing her complaints more. <text:span text:style-name="T1">Especially since our forever hasn’t ended just yet... </text:span>You’d decided that after lunchtime you would attend the afternoon classes, whereas she would go home, as “that would be the cherry on top of a good day.” But until then, the two of you would be together for a little longer.</text:p>
      <text:p text:style-name="Normal">She was on her way back from her errand now and, while she didn’t have you by her side, she did have a lot to think about. For example,</text:p>
      <text:p text:style-name="Normal"><text:span text:style-name="T1">What if I told you everything?</text:span></text:p>
      <text:p text:style-name="Normal">What kind of person she really was, what you were to her and, <text:span text:style-name="T1">I guess, what I want to be, to you... </text:span>Would now be a good time? <text:span text:style-name="T1">Well, not exactly now, since you aren’t here but, I mean, when I get back... Ugh, </text:span>just thinking about it made the butterflies in her stomach restless. She took a deep breath to calm herself down, and her eyes happened to wander outside the corridor’s many windows.</text:p>
      <text:p text:style-name="Normal">“...”</text:p>
      <text:p text:style-name="Normal">It was hard to believe that today wasn’t a dream. So much had happened, and she’d always thought that if something was too good to be true, then it wasn’t true. And yet, she couldn’t deny that everything felt so real. The way the plastic bag in her hand rustled with her every step, the way the leaves swayed in the wind outside, under the sun, the squeaking of her rubber soles against the laminate floor, the faint hubbub of the students in the courtyard down below, <text:span text:style-name="T1">the clouds drifting so lazily in such a nice sky, </text:span>and the chillness of the glass as her fingertips tried reaching beyond it. And of course, there were the experiences she’d just had. Before such overwhelming evidence, even the most pessimistic part of her had to admit that sometimes, just sometimes, dreams and reality were the same thing.</text:p>
      <text:p text:style-name="Normal"><text:span text:style-name="T1">If that’s the case, then... I want to linger in this dream, a little longer. Just a little more.</text:span></text:p>
      <text:p text:style-name="Normal">The young girl decided that today, she wouldn’t worry about telling you anything. Today, she would just spend a short eternity with you.</text:p>
      <text:p text:style-name="Normal">Be that as it may, she’d taken her sweet time philosophising in the middle of nowhere. <text:span text:style-name="T1">Right, I should hurry, I hope you aren’t getting hungry waiting for me.</text:span></text:p>
      <text:p text:style-name="Normal"/>
      <text:p text:style-name="Normal">“Thanks, I was getting hungry,” was the first thing you said as she handed you the bad.</text:p>
      <text:p text:style-name="Normal">“Ah... My bad, sorry...”</text:p>
      <text:p text:style-name="Normal">“? Don’t worry about it, it’s just that I skipped breakfast.”</text:p>
      <text:p text:style-name="Normal">This new piece of information made it harder for her to make a certain request. But, well, she loved you for a reason.</text:p>
      <text:p text:style-name="Normal">“That face... You’ve got something you want to say, don’t you?”</text:p>
      <text:p text:style-name="Normal">Why did you understand? How could you smile so kindly? There was no way she could look you in the eye now.</text:p>
      <text:p text:style-name="Normal">“Um, well... Would you mind waiting a little longer before eating? There’s a place I like to go to for lunch...”</text:p>
      <text:p text:style-name="Normal">“Another one? What kind of place?”</text:p>
      <text:p text:style-name="Normal">It was her favourite in the entire school, and by association, she was also quite fond of the way there. Since no one ever came to this part of the old building, the lights were never on, so the further you two got from the windows, the darker the stairwell you were climbing became. However, today in particular, she was certain the light at the end of the tunnel would eclipse this tiny odyssey.</text:p>
      <text:p text:style-name="Normal">“Unlike for the clubroom, I think I’m the only one who ever comes here” she commented, as the climbing came to an end and you reached your destination. One look at the door was all it took to understand that</text:p>
      <text:p text:style-name="Normal">“It’s locked,” with a lock and chain at that, “after we came all the way here...”</text:p>
      <text:p text:style-name="Normal">It didn’t bother her though.</text:p>
      <text:p text:style-name="Normal">“Sigh... You still doubt my abilities as a wizard? I guess I’ll show you one more trick.”</text:p>
      <text:p text:style-name="Normal">She walked up to the door with less than a care in the world, picked up the padlock, and opened it like it was a can of tuna, much to your amazement.</text:p>
      <text:p text:style-name="Normal">“Wha-!?”</text:p>
      <text:p text:style-name="Normal">“Eheh~ Impressive, right?”</text:p>
      <text:p text:style-name="Normal">“How in the world did you do that??”</text:p>
      <text:p text:style-name="Normal">“Magic of course! Magic makes the world go round! Without it-” an image flashed through her mind, an image of what would become of her should the world lose this charm. She didn’t finish that sentence, “a-anyway, it’s a secret!”</text:p>
      <text:p text:style-name="Normal">The chains were easily removed, and as the door was pushed open, the rays of the sun flooded the dark stairwell, blinding her and forcing you both to cover your eyes. Under the bright blue sky, caressed by cool winds, watching over the land, the rooftop welcomed her once again.</text:p>
      <text:p text:style-name="Normal">She took a step forward, breathed in the fresh air, and basked in the sunlight. She felt at ease. For once, even your presence right next to her didn’t faze her.</text:p>
      <text:p text:style-name="Normal">“The clubroom is the only place in this entire school where I feel comfortable. But, this is the only place in the world where I feel free.”</text:p>
      <text:p text:style-name="Normal">Her hands naturally clasped behind her back, and everything that weighted her down fell apart to the rhythm of one foot being placed in front of the other. She spun on herself once and, turning to you, smiling,</text:p>
      <text:p text:style-name="Normal">“I have a lot of secrets, but magic is something I could teach you. Wanna learn it?”</text:p>
      <text:p text:style-name="Normal">“Yeah, sure.”</text:p>
      <text:p text:style-name="Normal">Your first lesson consisted in drinking iced tea at the guardrail at the edge of the rooftop.</text:p>
      <text:p text:style-name="Normal">“Won’t others see us up here?” Your question was half-hearted, carrying exactly no intention of doing anything about it regardless of the answer.</text:p>
      <text:p text:style-name="Normal">“Nope. No one ever looks up to the sky.” And she responded in kind.</text:p>
      <text:p text:style-name="Normal">Her drink was impossibly sweet; it ran cold down her throat, trickling all over her naked heart. If souls had colours, hers would be stained ice-blue right in the chest. <text:span text:style-name="T1">It would blend well with this background. </text:span>The azure expanse above with a solar cherry on top, the celestial white mountains floating over the horizon, the distant sea of trees and the familiar urban jungle, the courtyard below full of students going through their tedious daily routine, and, you. But you....</text:p>
      <text:p text:style-name="Normal">“Say, could you teach me how to open doors?”</text:p>
      <text:p text:style-name="Normal">Her reply:“?”</text:p>
      <text:p text:style-name="Normal">“Sometimes I wish I could just.... disappear, go somewhere no one would bother me. Sometimes I close my eyes, wishing that I open them to a place where I can just be.. Like here. So, it would be nice if I could open a door out of thin air and come here.”</text:p>
      <text:p text:style-name="Normal">There was a lot to unpack, but <text:span text:style-name="T1">you’re more imaginative than I thought.</text:span> You were more like her than she’d expected. And she was glad. She handed you a sandwich.</text:p>
      <text:p text:style-name="Normal">“Tuna and mayonnaise. It’s my favourite. I figured you’d like it too.”</text:p>
      <text:p text:style-name="Normal">A second went by, and your surprised look softened. “Bull’s eye.”</text:p>
      <text:p text:style-name="Normal"><text:span text:style-name="T1">Yay! </text:span>“You know, I do the same thing. It’s all I ever do. I love to put on headphones and lose myself in whatever world happens to fall in the palm of my hands. And when there aren’t any, I create them. My favourite is a summer world, because I’m the only person in it. I can walk the streets all day every day, and when I get tired I fly. And- ah” she suddenly remembered that yours was a request, “well, um... Uh...I don’t know how to open physical doors but for imaginary ones...” Was there anything cool she could say? “Hm...” Like a line from some show, or something? “... Beats me. But, I guess you gotta create it yourself, for start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Summer-coloured days in the middle of spring. Almost makes you think we’re in the middle of summer break.” It did not much matter who’d spoken; the thought was shared, you both knew it. The same was true for the “If only all lessons were like this”’s and the “magic is great, isn’t it?”’s.</text:span></text:p>
      <text:p text:style-name="Normal"><text:span text:style-name="T6">“I’m still curious about how you opened the doors though. What’s the trick behind those?”</text:span></text:p>
      <text:p text:style-name="Normal"><text:span text:style-name="T6">“There aren’t any tricks. The lock to the club room broke a long time ago, and I convinced the other members to keep it a secret while for some reason the janitors never bothered reporting it. And, for this one,” she pointed a thumb at the door in the back, “well... Um... How do I put this... I had some free time one day so I tried my hand at lock-picking... Ever since I always left the padlock half-open. Like, I don’t actually close it, but it looks like it’s closed.”</text:span></text:p>
      <text:p text:style-name="Normal"><text:span text:style-name="T6">You looked at her dumbfounded, then burst out laughing.</text:span></text:p>
      <text:p text:style-name="Normal"><text:span text:style-name="T6">“*Wheeze*, *wheeze*, are you actually for real??”</text:span></text:p>
      <text:p text:style-name="Normal"><text:span text:style-name="T6">“?? Of course I am!”</text:span></text:p>
      <text:p text:style-name="Normal"><text:span text:style-name="T6">And you laughed some more. </text:span><text:span text:style-name="T5">What’s so funny??!!</text:span></text:p>
      <text:p text:style-name="Normal"><text:span text:style-name="T6">(｡•̀ ⤙ •́ ｡ꐦ) !!!</text:span></text:p>
      <text:p text:style-name="Normal"><text:span text:style-name="T6">“Sorry, sorry, it’s just... I know a lot of people, but I didn’t think you’d be the greatest delinquent of them all, phew...”</text:span></text:p>
      <text:p text:style-name="Normal"><text:span text:style-name="T6">“M-me?!” </text:span><text:span text:style-name="T5">Are the people in this school that tame? </text:span><text:span text:style-name="T6">That was a surprise for sure.</text:span></text:p>
      <text:p text:style-name="Normal"><text:span text:style-name="T6">“Yeah, and honestly, I like you more knowing this.”</text:span></text:p>
      <text:p text:style-name="Normal"><text:span text:style-name="T6">“...” That one went straight to her heart. “I-it’s quite hot today, isn’t it?” It would certainly justify how red her face was getting. Also, were plastic wraps around sandwiches always this hard to open? Maybe. In any case, trembling hands didn’t help; if only they’d stopped, or were firmer,</text:span></text:p>
      <text:p text:style-name="Normal"><text:span text:style-name="T6">“Give it here,” like the one you extended.</text:span></text:p>
      <text:p text:style-name="Normal"><text:span text:style-name="T6">“Ah, thanks,” also, she’d almost forgotten but, “by the way, I didn’t know what flavour you like,” </text:span><text:span text:style-name="T5">there’s so much about you I don’t know, </text:span><text:span text:style-name="T6">“so I picked two different ones. Take the one you want.”</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